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text-properties fo:font-style="italic" style:font-style-asian="italic" style:font-style-complex="italic"/>
    </style:style>
    <style:style style:name="P3" style:family="paragraph" style:parent-style-name="Standard">
      <style:paragraph-properties fo:line-height="150%" fo:text-align="center" style:justify-single-word="false"/>
      <style:text-properties fo:font-style="italic" style:font-style-asian="italic" style:font-style-complex="italic"/>
    </style:style>
    <style:style style:name="P4" style:family="paragraph" style:parent-style-name="Standard">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Heading_20_3">
      <style:paragraph-properties fo:text-align="center" style:justify-single-word="false"/>
      <style:text-properties fo:font-size="14pt" style:font-size-asian="14pt" style:font-size-complex="14pt"/>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Los ojos</text:h>
      <text:p text:style-name="P1">Esa noche en Guadalupe la tormenta era más fuerte que nunca. El agua se agolpaba contra las ventanas con una fuerza devastadora y el aullido del viento hacía temblar al más intrépido de los que por una u otra razón habían sido asaltados en la calle por la tempestad. Laura, por su parte, estaba sola en su gran caserío. Lo había heredado de una tía abuela y se había venido desde el Chaco a Santa Fe con la idea de estudiar abogacía. 7 años y 16 materias después, se dio por vencida.</text:p>
      <text:p text:style-name="P1">Ya con pocos ahorros y sin parientes cerca, tuvo que decidir qué hacer con su vida. Una opción era vender la casa en la que había vivido los últimos años y regresar a su provincia natal. La otra, hacer frente a la situación y salir adelante. La solución la encontró de la mano de un hobbie de su infancia: la floricultura.</text:p>
      <text:p text:style-name="P1">En el inmenso jardín de la casa armó un invernadero, y en él empezó a cultivar gran varidad de flores. Tenía crisantemos y liliantums, rosas y claveles. Se especializaba en flores blancas, ideales para novias.</text:p>
      <text:p text:style-name="P1">La noche de la tormenta se encontraba totalmente sola. No estaban las amigas que solían ir a cenar ni el jardinero que a veces trabajaba hasta tarde iluminando su trabajo con los faroles del patio. Antes tenía un perro, pero ahora ni siquiera eso. Había sido atropellado por un camión repartidor de flores que venía a buscar la producción de Laura. El conductor juraba no haberlo visto y Luara se deshizo en insultos hasta que al final, sin poder controlar su histeria, le gritó que se fuera, que prefería que sus flores se pudran o que adornaran la tumba de su mascota, antes de vendérselas a él. El hombre nunca volvió.</text:p>
      <text:p text:style-name="P1">De Beto, el perro, lo único que quedaba era un plato de comida con su nombre, un recuerdo tonto que ella llenaba con comida cuando lo extrañaba mucho, y la pequeña puertita, un orificio en la puerta principal con una tapa retráctil, por la que el can entraba y salía de la casa a voluntad.</text:p>
      <text:p text:style-name="P1">Esa noche en Guadalupe Laura estaba justamente recordando a Beto cuando los vio. Desde uno de los ventanales, desde la tormenta, unos ojos afilados y verdes la contemplaban apacibles. En un movimento repentido, asustada, casi tumbó una silla por su brusco movimiento, y cuando volvió a incorporarse ya no encontró nada en la ventana. Pensó que ya se estaba haciendo tarde y el cansancio le había jugado una mala pasada. Sin darle importancia al hecho, apagó la últma de las luces que estaban encendidas y se fue directo a la cama.</text:p>
      <text:p text:style-name="P1">Cerca de las dos de la madrugada un ruido en los cristales de su habitación la despertó. Por un instante vió una sombra horrible que se arrastraba sobre la pared, pero luego de frotarse los ojos con ambas manos, la sombra ya no estaba. Me debo estar volviendo loca, pensó Laura, y riéndose de sí misma intentó volverse a dormir. </text:p>
      <text:p text:style-name="P1"><text:soft-page-break/>Una hora más tarde, harta de darse vuelta para un lado y para el otro, decidió levantarse por un vaso de leche como una fórmula infalible para conciliar el sueño. Se puso las pantuflas, se ató la bata e intentó accionar el interruptor de su velador. No funcionaba. Sacó una vela de su cajón y candelabro en mano fue hasta la cocina. Con el vaso de leche servido, se paró frente al ventanal y contempló la lluvia regar su patio. Era una lluvia distinta a la que había contemplado antes de acostarse. Ya no era irrespetuosa y atolondrada, bramando y soplando sinsentidos, sino que era pareja. Vigorosa, pero prolija. Fue durante su contemplación que un relámpago la trajo de regreso a la habitación y sus pensamientos dejaron de volar. Apenas pasó el momento, sintió un miedo terrorífico. En el instante que la luz iluminó el patio, le pareció volver a ver ese par de ojos verdes que la miraban desde lo profundo del jardín. </text:p>
      <text:p text:style-name="P1">Apuró el vaso de leche y de un trago se tomó la mitad. Lo miró con desconfianza, pensando que un vaso de whisky hubiese sido más apropiado para la ocasión. Y mientras lo miraba, escuchó algo que no escuchaba hacía dos años. La puertilla de su perro se balanceaba suavemente como si él acabase de entrar. El rechinar de la falta de aceite en el último tiempo hizo que la sensación sea estremecedora.</text:p>
      <text:p text:style-name="P1">Algo desesperada empezo a buscar con la mrada en los rincones de la casa, tomó una escoba en su mano y se puso en posición de cacería. Tal vez fuese una rata, de esas que suben desde el río. Tal vez algo más. Caminando sigilosamente llegó hasta la habitación contigua y allí la vió. Comiendo del plato de Beto había una oscurísima gata negra.</text:p>
      <text:p text:style-name="P1"/>
      <text:p text:style-name="P1">Ya más tranquila y con una sonrisa que empezaba a dibujarse en su cara, se acercó al animalito para acariciarlo. Pobre gatita, ¿te perdiste? Lentamente extendió su mano hasta casi tocar su cabeza pero, en el instante en que estaba por alcanzarla, el estruendo de un trueno las sacudió a ambas y la gata desapareció raudamente por la puerta de la habitación.</text:p>
      <text:p text:style-name="P1">La empezó a buscar por las distintas habitaciones hasta que solo quedaba su dormitorio. Tenía la puerta cerrada, pero de todas formas lo intentó. Cuando entró, relamiéndose su lomo, encontró a la gata relamiéndose, tendida sobre su cama. Cuando se le acercó, con menos paciencia que la primera vez, el animal, como una bomba de humo negro, se esfumó.</text:p>
      <text:p text:style-name="P1"/>
      <text:p text:style-name="P1">Esa noche le costó dormir pero finalmente lo hizo. Al otro día le contó la historia al jardinero, un italiano entrado en años que también atendía el jardín de su tía. Puede sonar algo extraño que una persona que tiene su propio vivero también tenga contratado a un jardinero, pero así era. Lo suyo eran las plantas pequeñas, las flores, y el parque de la casa tenía muchos arbustos ornamentales y árboles que requerían atención. </text:p>
      <text:p text:style-name="P1">El jardinero se puso bastante nervioso ante la noticia de la aparición de la gata y, esquvando las <text:soft-page-break/>preguntas que esto le suscitó a Laura, se alejó con la tijera de podar en la mano, haciendo cortes en el aire y cerrando con una frase: “No deje entrar más a esa gata del demonio”.</text:p>
      <text:p text:style-name="P1">El resto del día Laura estuvo ocupada es con su trabajo, pero el recuerdo de la noche anterior y de la fugaz charla con el jardinero le volvía cada tanto como una espina que se clavaba en su mente. Tanto fue así que a la noche, cuando ya no había proveedores con los que hablar ni camiones que despachar, llamó por teléfono a la casa de este buen hombre.</text:p>
      <text:p text:style-name="P1">No estaba, pero en su lugar su mujer atendió el teléfono. Sin tapujos le comentó la razón de su llamado, el extraño encuentro con la gata (a esta altura no estaba segura si había sido real o un sueño) y la evasiva respuesta de su marido. Mientras hablaba sintió que algo se congelaba del otro lado de la línea. No lo dio a entender con sus palabras, pero la anciana cambió su tono de voz y su predisposicón para la charla. “No sé nada de eso y no lo moleste a Fermín”. Y casi con un susurro pronunció las palabras finales de la conversación. “Ya suficiente tuvo con la Señora”. Colgó el teléfono.</text:p>
      <text:p text:style-name="P1">Laura se quedó pensativa con el inalámbrico en la mano. Sabía a quién se refería con “la Señora”, pero no podía adivinar de qué se trataba. Como un tornado, el final de la conversación la arrastró a su pasado, a los veranos que, viviendo en el Chaco, venía a pasar a Santa Fe. Con “la Señora” todo el personal doméstico se refería a su tía abuela.</text:p>
      <text:p text:style-name="P1"/>
      <text:p text:style-name="P1">Corrió al altillo y buscó una caja de madera que recordaba. Finamente trabajada, pero ahora cubierta de polvo, allí estaba. En el mismo rincón que la había dejado varios años atrás cuando se mudó. En el baúl había puesto todos los objetos de la antigua habitante de la casa que por alguna razón no se había animado a tirar. Lo abrió. Había 2 peinetones, perfectamente conservados. Una cajita de música, que delicadamente sacó, le dió cuerda para escuchar una versión extremadamente simplificada de Para Elisa y apoyó en el suelo. El resto eran papeles viejos, algunos cubiernos de plata y lo que ella buscaba. El álbum de fotos de su tía abuela. De tapas duras de cuero negro, lo puso en su regazo y empezó a pasar, una a una sus hojas. Cada hoja, protegida por una lámina de finísimo papel pero de una transparencia arenosa, hacía que cada juego de fotos se le presentara a la vista luego de un par de segundos de preludio en el que las imágenes pasaban de ser borrosas siluetas a las vivas imágenes que recordaba.</text:p>
      <text:p text:style-name="P1">Así, pasando una a una, y con los compases de Beethoven como escenario, llegó a lo que buscaba, en una foto de su tía sentada en un sillón mecedor, a sus pies, sonriente, mostrando sus dientes, casi relamiéndose y con una actitud de soberana, estaba la gata negra.</text:p>
      <text:p text:style-name="P1"/>
      <text:p text:style-name="P1">Esa noche cuando dormía, un maullido la despertó. Abrió los ojos y rápidamente se incorporó en la <text:soft-page-break/>camaencendiendo el velador y escudriñando la habitación. Se levantó y caminó sobre el piso de madera. La puertilla de Beto seguía clausurada con cinta como la había dejado antes de acostarse, pero el plato del perrro estaba vacío. Se estremeció y una gota de sudor frío le bajó por la nuca, escondiéndose en la remera blanca que llevaba. Escuchó unas notas apresuradas en el viejo piano que adornaba la sala de la chimenea y corrió hacia allí. Sobre las teclas, moviendo su cola y mirándola fijamente, estaba la gata negra. Laura volvió a intentar establecer un contacto. Lentamente se sentó en el banquillo del piano y la miró fijo. Sus ojos se encontraron y no dejaron de mirarse, sin que ninguna pestañee, por un minuto completo. De repente y sin ningún aviso previo, la gata estiró su pata dándole un zarpazo en la cara y dejándole un corte en la mejilla. Laura se llevó la mano a la cara y sintió la tibia humedad de la sangre recién liberada. Cuando volvió la vista al piano, la gata ya no estaba.</text:p>
      <text:p text:style-name="P1"/>
      <text:p text:style-name="P1">La situación ya la estaba molestando. Pasaba de un jueguito en clave fantástica a una migraña que no la dejaba dormir. La siguiente mañana lo encaró al jardinero sin preámbulos. “¿Qué sabe sobre esa gata negra y qué tiene que ver con mi tía?”. El hombre estaba mudo, casi temblando se puso la mano en el bolsillo de atrás del pantalón y sacó un sobre doblado. “Contiene mi renuncia y una carta que tal vez le despeje algunas dudas”. Sin decir nada más, clavó en el suelo la pala con la que había trabajado los últimos cincuenta años, dio media vuelta y se fue para no volver. El temor a que la historia se repita no le permitía quedarse en esa casa. </text:p>
      <text:p text:style-name="P1"/>
      <text:p text:style-name="P2">Seguramente los abogados le habrán dicho que su tía abuela murió de un infarto al corazón mientras dormía la noche del 23 de noviembre de 1985. Yo puedo decirle que no fue así. Lo sé por que ese día me había quedado trabajando hasta tarde. Cuando estaba limpiando mis herramientas, miré hacia la ventana de su habitación y la luz estaba encendida. Alcancé a visualizar su silueta aunque no creo que ella me haya visto. Mientras la observaba, silencioso en la noche, escuché un grito desgarrador. Corrí hacia de la casa, tuve que tumbar la puerta de servicio porque ya estaba cerrada con llave. Cuando llegué a su habitación, estaba tendida en el piso ya sin vida y a sus pies, la maldita gata negra relamiéndose.</text:p>
      <text:p text:style-name="P2">La gata había aparecido una noche de tormenta (así me lo había contado la señora) y la noche de su muerte se cumplía exactamente un mes. En ese mes, su tía había cambiado mucho. Había dejado de ser quien era. Se había vuelto loca.</text:p>
      <text:p text:style-name="P3"/>
      <text:p text:style-name="P4">Laura tragó saliva. Miró su celular: 25 de octubre. La gata había aparecido dos días atrá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3-26T23:40:03</meta:creation-date>
    <dc:date>2012-03-25T11:49:47</dc:date>
    <dc:creator>jjconti </dc:creator>
    <meta:editing-duration>PT12H51M09S</meta:editing-duration>
    <meta:editing-cycles>19</meta:editing-cycles>
    <meta:generator>OpenOffice.org/3.2$Unix OpenOffice.org_project/320m12$Build-9483</meta:generator>
    <meta:document-statistic meta:table-count="0" meta:image-count="0" meta:object-count="0" meta:page-count="4" meta:paragraph-count="25" meta:word-count="2048" meta:character-count="11229"/>
  </office:meta>
</office:document-meta>
</file>